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ues 2/7/2017 <text:s/><text:span text:style-name="T1">10.5 miles</text:span></text:p>
      <text:p text:style-name="P20">I walked and ran 10.5 miles on slightly hilly roads averaging about 11:50/mile. <text:s/>During the workout I walked 21 times with each walk about 0.15 miles long.</text:p>
      <text:p text:style-name="P20"/>
      <text:p text:style-name="P20">Thur 2/9/2017 <text:span text:style-name="T1">10 miles</text:span></text:p>
      <text:p text:style-name="P20">I ran on slightly hilly roads. <text:s/>It was windy and about 37 degrees. <text:s/>I wore 2 sweat shirts and sweat pants. </text:p>
      <text:p text:style-name="P20">I ran 8 miles in 1:14:40 or 9:20/mile. <text:s/></text:p>
      <text:p text:style-name="P20">Splits: 10:07, 9:46, 9:44, 9:43, 9:00, 8:51, 8:57, 8:32</text:p>
      <text:p text:style-name="P20">I felt a lot better after about 4 miles.</text:p>
      <text:p text:style-name="P20">rested 3 minutes </text:p>
      <text:p text:style-name="P20">I walked and ran 2 miles averaging about 12:00/mile. <text:s/>I walked about 0.16 miles at the beginning of each ½ mile.</text:p>
      <text:p text:style-name="P20"/>
      <text:p text:style-name="P19">Tues 2/14/2017 <text:span text:style-name="T1">10 miles</text:span></text:p>
      <text:p text:style-name="P19">I ran 9 miles on hilly roads in 1:29:59. <text:s/>I kept most miles very close to 10 minutes.</text:p>
      <text:p text:style-name="P20">I warmed down with a mile walk and run in 11:53. <text:s/>I walked 2 x 0.16 miles during the mile.</text:p>
      <text:p text:style-name="P20"/>
      <text:p text:style-name="P20">Tues 2/21/2017 <text:span text:style-name="T1">16.5 miles</text:span></text:p>
      <text:p text:style-name="P19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9">Times for each 5 miles:</text:p>
      <text:p text:style-name="P19">54:53 or 10:58/mile</text:p>
      <text:p text:style-name="P19">53:10 or 10:38/mile</text:p>
      <text:p text:style-name="P19">46:09 or <text:s text:c="2"/>9:13/mile</text:p>
      <text:p text:style-name="P19">Splits for the last 5 miles: 10:42, 9:35, 9:16, 8:31, 8:04.</text:p>
      <text:p text:style-name="P20">I warmed down by walking and running 1.5 miles at about 12:00/mile.</text:p>
      <text:p text:style-name="P20"/>
      <text:p text:style-name="P19">Tues 3/21/2017 <text:span text:style-name="T1">10.5 miles</text:span></text:p>
      <text:p text:style-name="P19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9">The first five miles averaged 9:27/mile and the second five averaged 8:45/mile.</text:p>
      <text:p text:style-name="P20">I rested 6 minutes and jogged ½ mile.</text:p>
      <text:p text:style-name="P20"/>
      <text:p text:style-name="P20"/>
      <text:p text:style-name="P21"><text:soft-page-break/><text:span text:style-name="T2">Sat 3/25/2017</text:span> <text:s/>15 miles</text:p>
      <text:p text:style-name="P19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0"/>
      <text:p text:style-name="P19"><text:span text:style-name="T6">Mon 5/15/2017 </text:span><text:span text:style-name="T7">10.5 miles</text:span></text:p>
      <text:p text:style-name="P22">I ran 10 miles on the high school track and averaged 9:26/mile.</text:p>
      <text:p text:style-name="P22">I ran wide on the curves so every 4 laps equaled 1 mile.</text:p>
      <text:p text:style-name="P22">The first 5 miles averaged 9:57/mile.</text:p>
      <text:p text:style-name="P22">Miles 6 through 8 averaged 9:11/mile. I ran these 3 miles with John Ziegler.</text:p>
      <text:p text:style-name="P22">Miles 9 and 10 were in 8:42 and 8:17.</text:p>
      <text:p text:style-name="P22">I warmed down with a ½ mile jog. </text:p>
      <text:p text:style-name="P25"/>
      <text:p text:style-name="P24"><text:span text:style-name="T2">Sat 5/20/2017</text:span> 11 miles</text:p>
      <text:p text:style-name="P22">On the Ernst Trail:</text:p>
      <text:p text:style-name="P22">I ran 1 mile and then I rested a few minutes.</text:p>
      <text:p text:style-name="P23">Then I ran and walked 10 miles with Jim Fitch and averaged 12:30/mile. <text:s/>We walked about as much as we ran.</text:p>
      <text:p text:style-name="P23"/>
      <text:p text:style-name="P22">Sat 6/3/2017 <text:span text:style-name="T1">10.5 miles</text:span></text:p>
      <text:p text:style-name="P22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2">First 5 mile splits: <text:s text:c="4"/>10:03, 9:41, 9:39, 9:30, 9:30</text:p>
      <text:p text:style-name="P22">Second 5 mile splits: <text:s text:c="2"/>9:37, 9:23, 8:56, 8:22, 8:04</text:p>
      <text:p text:style-name="P22">I warmed down with a ½ mile jog.</text:p>
      <text:p text:style-name="P23">In the afternoon Mary Jane and I kayaked for 2 hours down French Creek. <text:s/>It was great exercise and we both had fun.</text:p>
      <text:p text:style-name="P23"/>
      <text:p text:style-name="P22">Sun 7/09/2017 <text:span text:style-name="T1">11 miles</text:span></text:p>
      <text:p text:style-name="P22">I warmed up with 1.4 miles before I ran the Trail Blazer 15K on the Ernst Trail in Meadville. My GPS said the course was 9.36 miles, my time was 1:16:12 and I averaged</text:p>
      <text:p text:style-name="P22">8:08/mile. <text:s/>Mile Splits: 8:05, 8:05, 7:57, 8:11, 8:03, 8:22, 8:22, 8:19, 8:04, and 2:44 for the last 0.36 miles which corresponds to a pace of 7:38/mile. I warmed down with a ¼ mile jog.</text:p>
      <text:p text:style-name="P22"/>
      <text:p text:style-name="P22"><text:soft-page-break/>Sun 7/16/2017 <text:span text:style-name="T1">14.2 miles</text:span></text:p>
      <text:p text:style-name="P22">I ran the Presque Isle Half Marathon</text:p>
      <text:p text:style-name="P22">I warmed up with a mile at various paces. <text:s/>My GPS recorded the race distance as 13.21 miles, my time as 47:58 and my average pace as 8:10/mile.</text:p>
      <text:p text:style-name="P22">Splits: 8:08, 8:20, 8:19, 8:18, 8:13, 8:07, 8:09, 8:11, 8:10, 8:07,8:15, 8:07,7:59 and the last 0.21 miles in 1:35 which corresponds to a pace of 7:29/mi. The even pace running allowed me to have a good finish. </text:p>
      <text:p text:style-name="P22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1"/>
      <text:p text:style-name="P11">The next page contains the details about my nourishment for the Green Jewel 50K, the planned approximate schedule for times I would be reaching each aid station and what Mary Jane would be giving me at the stations.</text:p>
      <text:p text:style-name="P12"/>
      <text:p text:style-name="P12"/>
      <text:p text:style-name="P12"/>
      <text:p text:style-name="P12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0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6"><text:soft-page-break/>Mon Sept 17, 2018 <text:span text:style-name="T1">25 miles </text:span>- <text:span text:style-name="T1">A long run in preparation for the Can 50 Mile Run.</text:span></text:p>
      <text:p text:style-name="P15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5">The total time including the 8 minutes while I was stopped was 4:56:20. </text:p>
      <text:p text:style-name="P15">The times and average paces for each of the 5 mile loops were: <text:span text:style-name="T8">55:53 (11:11/mile), 58:31 (11:42/mile), 59:32 (11:54/mile), 59:18 (11:52/mile), and 54:35 (10:55/mile)</text:span></text:p>
      <text:p text:style-name="P13">I had 580 calories for breakfast and ate 6 gels for a total of 1180 calories.</text:p>
      <text:p text:style-name="P13"><text:s text:c="7"/>The formula I use to calculate the number of required calories gives:</text:p>
      <text:p text:style-name="P13"><text:s text:c="7"/>calories = 300*(H-1.3) = 300*3.7 = 1110, were H= 5 the number of <text:s/>hours I ran. </text:p>
      <text:p text:style-name="P13"><text:s text:c="7"/>So I had enough calories.</text:p>
      <text:p text:style-name="P13">I also had 3 Salt Sticks and drank 80 ounces of water. <text:s text:c="2"/></text:p>
      <text:p text:style-name="P14"><text:s text:c="7"/>That is 3.2 ounces per mile which apparently was okay because I only lost a pound <text:s text:c="17"/><text:tab/>while running. <text:s/>The temperature felt cool for half the run and rose to 71 degrees.</text:p>
      <text:p text:style-name="P17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18"><text:soft-page-break/>Sat April 13, 2019 <text:span text:style-name="T1">18 miles</text:span> <text:s/></text:p>
      <text:p text:style-name="P18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8"><text:span text:style-name="T1">Average paces for each segment:</text:span> </text:p>
      <text:p text:style-name="P18">10:50/mile, 10:43/mile, 10:02/mile, 9:36/mile </text:p>
      <text:p text:style-name="P18">I drank 30 ounces of Gatorade and ate a gel at the 12 mile mark.</text:p>
      <text:p text:style-name="P18">I lost 2 pounds while running.</text:p>
      <text:p text:style-name="P18"/>
      <text:p text:style-name="P27">Sun April 28, 2019 <text:span text:style-name="T1">32.5 miles</text:span></text:p>
      <text:p text:style-name="P27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8"/>
      <text:p text:style-name="P6"/>
      <text:p text:style-name="P6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6-02T13:47:09.92</dc:date>
    <dc:creator>James  Lombardi</dc:creator>
    <meta:editing-duration>PT1H38M28S</meta:editing-duration>
    <meta:editing-cycles>38</meta:editing-cycles>
    <meta:document-statistic meta:table-count="0" meta:image-count="0" meta:object-count="0" meta:page-count="10" meta:paragraph-count="181" meta:word-count="3815" meta:character-count="19510"/>
  </office:meta>
</office:document-meta>
</file>